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logo-dauphine.jp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237007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237007" style:name="ad0c6d4" style:parent-style-name="Default_20_Text"/>
    <style:style style:display-name="Default_20_Text" style:family="paragraph" style:name="Default_20_Text"/>
    <style:style style:family="table" style:name="aa98b56">
      <style:table-properties style:width="6.693in" table:align="margins"/>
    </style:style>
    <style:style style:family="table-column" style:name="a2f6b93">
      <style:table-column-properties style:column-width="3.3465in" style:rel-column-width="32767*"/>
    </style:style>
    <style:style style:family="table-cell" style:name="a1d6280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861f86">
      <style:table-cell-properties fo:border-bottom="0.0007in solid #000000" fo:border-left="0.0007in solid #000000" fo:border-right="none" fo:border-top="none" fo:padding="0.0382in"/>
    </style:style>
    <style:style style:family="table-cell" style:name="aefdb18">
      <style:table-cell-properties fo:border="0.0007in solid #000000" fo:padding="0.0382in"/>
    </style:style>
    <style:style style:family="table-cell" style:name="a5f81db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svg:height="11.088cm" svg:width="27.552cm" text:anchor-type="paragraph"><draw:image xlink:href="Pictures/logo-dauphine.jpg" xlink:type="simple"/></draw:frame></text:p>
      <text:p>The following is a list.</text:p>
      <text:list text:style-name="l237007" xml:id="list42371694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a98b56">
        <table:table-column table:number-columns-repeated="2" table:style-name="a2f6b93"/>
        <table:table-row>
          <table:table-cell office:string-value="Hello World!" office:value-type="string" table:style-name="a1d6280">
            <text:p>Hello World!</text:p>
          </table:table-cell>
          <table:table-cell table:style-name="aefdb18"/>
        </table:table-row>
        <table:table-row>
          <table:table-cell table:style-name="a861f86"/>
          <table:table-cell table:style-name="a5f81db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07T10:37:00</meta:creation-date>
    <meta:editing-cycles>1</meta:editing-cycles>
    <dc:language>fr</dc:language>
    <dc:creator>edoreld</dc:creator>
    <dc:date>2017-03-07T10:37:03</dc:date>
    <meta:editing-duration>PT2.919S</meta:editing-duration>
  </office:meta>
</office:document-meta>
</file>